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2828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3a77b"/>
    </style:style>
    <style:style style:name="P4" style:family="paragraph" style:parent-style-name="Standard" style:list-style-name="L1">
      <style:text-properties officeooo:paragraph-rsid="00156a5f"/>
    </style:style>
    <style:style style:name="P5" style:family="paragraph" style:parent-style-name="Standard" style:list-style-name="L1">
      <style:text-properties officeooo:paragraph-rsid="00192828"/>
    </style:style>
    <style:style style:name="P6" style:family="paragraph" style:parent-style-name="Standard" style:list-style-name="L1">
      <style:text-properties officeooo:paragraph-rsid="001a8a91"/>
    </style:style>
    <style:style style:name="P7" style:family="paragraph" style:parent-style-name="Standard" style:list-style-name="L1">
      <style:text-properties officeooo:paragraph-rsid="001f9113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2229c5"/>
    </style:style>
    <style:style style:name="P9" style:family="paragraph" style:parent-style-name="Standard" style:list-style-name="L1">
      <style:text-properties fo:color="#000000" style:font-name="Liberation Serif" fo:font-size="10.5pt" fo:font-weight="normal" officeooo:paragraph-rsid="001f9113" fo:background-color="#ffffff"/>
    </style:style>
    <style:style style:name="T1" style:family="text">
      <style:text-properties officeooo:rsid="00156a5f"/>
    </style:style>
    <style:style style:name="T2" style:family="text">
      <style:text-properties fo:color="#000000" style:font-name="Liberation Serif" fo:font-size="10.5pt" fo:font-weight="normal" fo:background-color="#ffffff" loext:char-shading-value="0"/>
    </style:style>
    <style:style style:name="T3" style:family="text">
      <style:text-properties fo:color="#000000" style:font-name="Liberation Serif" fo:font-size="10.5pt" fo:font-weight="normal" fo:background-color="transparent" loext:char-shading-value="0"/>
    </style:style>
    <style:style style:name="T4" style:family="text">
      <style:text-properties fo:color="#000000" style:font-name="Liberation Serif" fo:font-size="10.5pt" fo:font-weight="normal" officeooo:rsid="00203b75" fo:background-color="transparent" loext:char-shading-value="0"/>
    </style:style>
    <style:style style:name="T5" style:family="text">
      <style:text-properties fo:color="#000000" style:font-name="Liberation Serif" fo:font-size="10.5pt" fo:font-weight="normal" officeooo:rsid="0021edb8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9704040" text:style-name="L1">
        <text:list-item>
          <text:p text:style-name="P2">错误：CMake Error at /home/wky/myRosWorkspace/vcar_scout/build/ vcar_scout/ planner /cmake/ planner-genmsg.cmake:193 (add_custom_target):add_custom_target cannot create target "planner_generate_messages_lisp" because another target with the same name already exists. <text:s/>The existing target is a custom target created in source directory</text:p>
          <text:p text:style-name="P2">解决方法:</text:p>
          <text:p text:style-name="P2">package.xml中包依赖没有和cmakelist.txt中设置一致</text:p>
          <text:p text:style-name="P2">cmakelist.txt: </text:p>
          <text:p text:style-name="P2">find_package(catkin REQUIRED COMPONENTS Aname) </text:p>
          <text:p text:style-name="P2">package.xml:</text:p>
          <text:p text:style-name="P2">&lt;build_depend&gt;Aname&lt;/build_depend&gt;</text:p>
          <text:p text:style-name="P2">&lt;run_depend&gt;Aname&lt;/run_depend&gt; <text:s text:c="2"/></text:p>
        </text:list-item>
        <text:list-item>
          <text:p text:style-name="P3">错误：</text:p>
          <text:p text:style-name="P3">package.xml文件中使用&lt;package format="2"&gt;时，用exec_depend而不是run_depend。</text:p>
          <text:p text:style-name="P2">解决方法:</text:p>
          <text:p text:style-name="P2">工作空间包含A功能包却在catkin_make时出现找不到Aconfig.cmake错误，可能是因为package.xml文件里没有包含该功能包。 <text:s text:c="5"/></text:p>
        </text:list-item>
        <text:list-item>
          <text:p text:style-name="P2">错误：</text:p>
          <text:p text:style-name="P4">Using empy: /usr/lib/python3/dist-packages/em.py</text:p>
          <text:p text:style-name="P2">解决方法：</text:p>
          <text:p text:style-name="P2">删除build和devel文件夹，使用命令c<text:span text:style-name="T1">atkin_make -DPYTHON_EXECUTABLE=/usr/bin/ python3</text:span></text:p>
        </text:list-item>
        <text:list-item>
          <text:p text:style-name="P5">错误：</text:p>
          <text:p text:style-name="P5">ERROR: unable to connect to service: remote error reported: client wants service /clamp_point to have md5sum e06ef7e9822858f0be40846025c775dd, but it has c3e5de4de1ab694a2922bde9e72ccac0. Dropping connection.</text:p>
          <text:p text:style-name="P5">解决方法：</text:p>
          <text:p text:style-name="P5">重选编译</text:p>
        </text:list-item>
        <text:list-item>
          <text:p text:style-name="P5">错误：</text:p>
          <text:p text:style-name="P5">service [/clamp_point] responded with an error: b'' 原因分析：可能是服务回调函数没有return true；ros订阅话题时，创建节点句柄后立即订阅一次话题会不成功，因为节点句柄创建需要时间。</text:p>
          <text:p text:style-name="P5">解决方法：</text:p>
          <text:p text:style-name="P5">在回调函数添加标志位判断是否进入回调函数，或者创建节点句柄后延时0.5s。</text:p>
        </text:list-item>
        <text:list-item>
          <text:p text:style-name="P6">注意：</text:p>
          <text:p text:style-name="P6">ros编译了指定功能包后再编译全部功能包，需要使用命令catkin_make -DCATKIN_WHITELIST_PACKAGES="" ，双引号内为空。</text:p>
        </text:list-item>
        <text:list-item>
          <text:p text:style-name="P6">注意：</text:p>
          <text:p text:style-name="P6">当ros消息包含数组类型时，在对消息进行赋值时，需要用大括号一次性赋值，不能用[]逐个赋值。ros消息数组会被编译为vector所以可以用调用size函数。</text:p>
        </text:list-item>
        <text:list-item>
          <text:p text:style-name="P6">注意：</text:p>
          <text:p text:style-name="P6">cmakelist.txt文件中的catkin_package项里面的 INCLUDE_DIRS include启用后，别的功能包才能找到这个功能包的头文件位置, LIBRARIES也要加上add_library里面编译的库文件，不然会报错undefined reference。</text:p>
        </text:list-item>
        <text:list-item>
          <text:p text:style-name="P6">注意：</text:p>
          <text:p text:style-name="P6">多线程中ROS_INFO()可能会引起错误:boost: mutex lock failed in pthread_mutex_lock: Invalid argument</text:p>
        </text:list-item>
        <text:list-item>
          <text:p text:style-name="P6">注意：</text:p>
          <text:p text:style-name="P6"><text:soft-page-break/>python环境不对的话（特别是使用conda的时候），启动gazebo和moveit会出错。</text:p>
        </text:list-item>
        <text:list-item>
          <text:p text:style-name="P6">注意：</text:p>
          <text:p text:style-name="P6">ros节点包括一个主线程和若干回调线程(回调线程需要函数开启)，使用ros::spin()或ros::spinOnce()可以开启一个回调线程。也可以使用ros::AsyncSpinner(n)函数指定多个线程，然后使用spinner-&gt;start()开启回调线程。</text:p>
        </text:list-item>
        <text:list-item>
          <text:p text:style-name="P6">注意：</text:p>
          <text:p text:style-name="P6">绑定自定义的回调队列ros::CallbackQueue my_queue时，nh_.setCallbackQueue(&amp;my_queue)函数应该在sub = nh_.subscribe&lt;&gt;()函数之前执行，否则该回调函数的回调队列会绑定在默认回调队列上。</text:p>
        </text:list-item>
        <text:list-item>
          <text:p text:style-name="P6">注意：</text:p>
          <text:p text:style-name="P6">回调函数有严格的定义规定：参数只能有一个且必须以const修饰、参数类型为xxxConstPtr、参数为引用传递、函数没有返回值。</text:p>
        </text:list-item>
        <text:list-item>
          <text:p text:style-name="P6">注意：</text:p>
          <text:p text:style-name="P6">使用ros的message_filter sycnchronizer时，callback的形参要用message的ConstPtr。</text:p>
        </text:list-item>
        <text:list-item>
          <text:p text:style-name="P7">注意：</text:p>
          <text:p text:style-name="P8">使用<text:span text:style-name="T2">image_transport::Subscriber订阅压缩图像话题时，若回调函数定义在类中且实例化了该类时，使用格式</text:span><text:span text:style-name="T3">it.subscribe(</text:span><text:span text:style-name="T5">base</text:span><text:span text:style-name="T3">Topic, 1, </text:span><text:span text:style-name="T4">std::bind(&amp;</text:span><text:span text:style-name="T5">class</text:span><text:span text:style-name="T4">::</text:span><text:span text:style-name="T5">callback</text:span><text:span text:style-name="T4">, &amp;</text:span><text:span text:style-name="T5">class</text:span><text:span text:style-name="T4"> , std::placeholders::_1)</text:span><text:span text:style-name="T3">)订阅不到压缩的图像话题，应该使用it.subscribe(baseTopic, 1, std::bind(&amp;</text:span><text:span text:style-name="T5">class</text:span><text:span text:style-name="T3">::</text:span><text:span text:style-name="T5">callback</text:span><text:span text:style-name="T3">, &amp;</text:span><text:span text:style-name="T5">class</text:span><text:span text:style-name="T3"> , std::placeholders::_ 1) , ros::VoidPtr(), image_transport::TransportHints("compressed"))</text:span><text:span text:style-name="T5">才能订阅到压缩格式图像。</text:span></text:p>
        </text:list-item>
        <text:list-item>
          <text:p text:style-name="P9">Invoking "make -j8 -l8" failed，是由于内存或cpu资源不足导致。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4-09T15:10:17.027386384</dc:date>
    <meta:editing-duration>PT55M14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849" meta:character-count="2444" meta:non-whitespace-character-count="2327"/>
  </office:meta>
</office:document-meta>
</file>